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StarSymbol1" svg:font-family="StarSymbol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Condensed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Taula3" style:family="table">
      <style:table-properties style:width="16.986cm" table:align="left" style:may-break-between-rows="false"/>
    </style:style>
    <style:style style:name="Taula3.A" style:family="table-column">
      <style:table-column-properties style:column-width="2.499cm"/>
    </style:style>
    <style:style style:name="Taula3.B" style:family="table-column">
      <style:table-column-properties style:column-width="5.029cm"/>
    </style:style>
    <style:style style:name="Taula3.D" style:family="table-column">
      <style:table-column-properties style:column-width="4.429cm"/>
    </style:style>
    <style:style style:name="Tau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3.D1" style:family="table-cell">
      <style:table-cell-properties fo:padding="0.097cm" fo:border="0.05pt solid #000000"/>
    </style:style>
    <style:style style:name="Taula3.A2" style:family="table-cell">
      <style:table-cell-properties fo:padding="0.097cm" fo:border-left="0.05pt solid #000000" fo:border-right="none" fo:border-top="none" fo:border-bottom="0.05pt solid #000000"/>
    </style:style>
    <style:style style:name="Tau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A5" style:family="table-cell">
      <style:table-cell-properties fo:padding="0.097cm" fo:border="none"/>
    </style:style>
    <style:style style:name="Taula1" style:family="table">
      <style:table-properties style:width="16.96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ula1.A" style:family="table-column">
      <style:table-column-properties style:column-width="3.863cm"/>
    </style:style>
    <style:style style:name="Taula1.B" style:family="table-column">
      <style:table-column-properties style:column-width="1.693cm"/>
    </style:style>
    <style:style style:name="Taula1.C" style:family="table-column">
      <style:table-column-properties style:column-width="2.17cm"/>
    </style:style>
    <style:style style:name="Taula1.D" style:family="table-column">
      <style:table-column-properties style:column-width="2.805cm"/>
    </style:style>
    <style:style style:name="Taula1.E" style:family="table-column">
      <style:table-column-properties style:column-width="3.321cm"/>
    </style:style>
    <style:style style:name="Taula1.F" style:family="table-column">
      <style:table-column-properties style:column-width="3.108cm"/>
    </style:style>
    <style:style style:name="Tau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F1" style:family="table-cell">
      <style:table-cell-properties fo:padding="0.097cm" fo:border="0.05pt solid #000000"/>
    </style:style>
    <style:style style:name="Taula1.2" style:family="table-row">
      <style:table-row-properties fo:background-color="transparent" fo:keep-together="auto">
        <style:background-image/>
      </style:table-row-properties>
    </style:style>
    <style:style style:name="Taula1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.B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none" fo:border-top="none" fo:border-bottom="0.05pt solid #000000"/>
    </style:style>
    <style:style style:name="Taula1.D2" style:family="table-cell">
      <style:table-cell-properties fo:padding="0.097cm" fo:border-left="0.05pt solid #000000" fo:border-right="none" fo:border-top="none" fo:border-bottom="0.05pt solid #000000"/>
    </style:style>
    <style:style style:name="Taula1.E2" style:family="table-cell">
      <style:table-cell-properties fo:padding="0.097cm" fo:border-left="0.05pt solid #000000" fo:border-right="none" fo:border-top="none" fo:border-bottom="0.05pt solid #000000"/>
    </style:style>
    <style:style style:name="Tau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3" style:family="table-cell">
      <style:table-cell-properties fo:padding="0.097cm" fo:border-left="0.05pt solid #000000" fo:border-right="none" fo:border-top="none" fo:border-bottom="0.05pt solid #000000"/>
    </style:style>
    <style:style style:name="Taula1.C3" style:family="table-cell">
      <style:table-cell-properties fo:padding="0.097cm" fo:border-left="0.05pt solid #000000" fo:border-right="none" fo:border-top="none" fo:border-bottom="0.05pt solid #000000"/>
    </style:style>
    <style:style style:name="Taula1.D3" style:family="table-cell">
      <style:table-cell-properties fo:padding="0.097cm" fo:border-left="0.05pt solid #000000" fo:border-right="none" fo:border-top="none" fo:border-bottom="0.05pt solid #000000"/>
    </style:style>
    <style:style style:name="Taula1.E3" style:family="table-cell">
      <style:table-cell-properties fo:padding="0.097cm" fo:border-left="0.05pt solid #000000" fo:border-right="none" fo:border-top="none" fo:border-bottom="0.05pt solid #000000"/>
    </style:style>
    <style:style style:name="Tau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4" style:family="table-cell">
      <style:table-cell-properties fo:padding="0.097cm" fo:border-left="0.05pt solid #000000" fo:border-right="none" fo:border-top="none" fo:border-bottom="0.05pt solid #000000"/>
    </style:style>
    <style:style style:name="Taula1.C4" style:family="table-cell">
      <style:table-cell-properties fo:padding="0.097cm" fo:border-left="0.05pt solid #000000" fo:border-right="none" fo:border-top="none" fo:border-bottom="0.05pt solid #000000"/>
    </style:style>
    <style:style style:name="Taula1.D4" style:family="table-cell">
      <style:table-cell-properties fo:padding="0.097cm" fo:border-left="0.05pt solid #000000" fo:border-right="none" fo:border-top="none" fo:border-bottom="0.05pt solid #000000"/>
    </style:style>
    <style:style style:name="Taula1.E4" style:family="table-cell">
      <style:table-cell-properties fo:padding="0.097cm" fo:border-left="0.05pt solid #000000" fo:border-right="none" fo:border-top="none" fo:border-bottom="0.05pt solid #000000"/>
    </style:style>
    <style:style style:name="Tau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5" style:family="table-cell">
      <style:table-cell-properties fo:padding="0.097cm" fo:border-left="0.05pt solid #000000" fo:border-right="none" fo:border-top="none" fo:border-bottom="0.05pt solid #000000"/>
    </style:style>
    <style:style style:name="Taula1.C5" style:family="table-cell">
      <style:table-cell-properties fo:padding="0.097cm" fo:border-left="0.05pt solid #000000" fo:border-right="none" fo:border-top="none" fo:border-bottom="0.05pt solid #000000"/>
    </style:style>
    <style:style style:name="Taula1.D5" style:family="table-cell">
      <style:table-cell-properties fo:padding="0.097cm" fo:border-left="0.05pt solid #000000" fo:border-right="none" fo:border-top="none" fo:border-bottom="0.05pt solid #000000"/>
    </style:style>
    <style:style style:name="Taula1.E5" style:family="table-cell">
      <style:table-cell-properties fo:padding="0.097cm" fo:border-left="0.05pt solid #000000" fo:border-right="none" fo:border-top="none" fo:border-bottom="0.05pt solid #000000"/>
    </style:style>
    <style:style style:name="Taula1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6" style:family="table-cell">
      <style:table-cell-properties fo:padding="0.097cm" fo:border-left="0.05pt solid #000000" fo:border-right="none" fo:border-top="none" fo:border-bottom="0.05pt solid #000000"/>
    </style:style>
    <style:style style:name="Taula1.C6" style:family="table-cell">
      <style:table-cell-properties fo:padding="0.097cm" fo:border-left="0.05pt solid #000000" fo:border-right="none" fo:border-top="none" fo:border-bottom="0.05pt solid #000000"/>
    </style:style>
    <style:style style:name="Taula1.D6" style:family="table-cell">
      <style:table-cell-properties fo:padding="0.097cm" fo:border-left="0.05pt solid #000000" fo:border-right="none" fo:border-top="none" fo:border-bottom="0.05pt solid #000000"/>
    </style:style>
    <style:style style:name="Taula1.E6" style:family="table-cell">
      <style:table-cell-properties fo:padding="0.097cm" fo:border-left="0.05pt solid #000000" fo:border-right="none" fo:border-top="none" fo:border-bottom="0.05pt solid #000000"/>
    </style:style>
    <style:style style:name="Taula1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7" style:family="table-cell">
      <style:table-cell-properties fo:padding="0.097cm" fo:border-left="0.05pt solid #000000" fo:border-right="none" fo:border-top="none" fo:border-bottom="0.05pt solid #000000"/>
    </style:style>
    <style:style style:name="Taula1.C7" style:family="table-cell">
      <style:table-cell-properties fo:padding="0.097cm" fo:border-left="0.05pt solid #000000" fo:border-right="none" fo:border-top="none" fo:border-bottom="0.05pt solid #000000"/>
    </style:style>
    <style:style style:name="Taula1.D7" style:family="table-cell">
      <style:table-cell-properties fo:padding="0.097cm" fo:border-left="0.05pt solid #000000" fo:border-right="none" fo:border-top="none" fo:border-bottom="0.05pt solid #000000"/>
    </style:style>
    <style:style style:name="Taula1.E7" style:family="table-cell">
      <style:table-cell-properties fo:padding="0.097cm" fo:border-left="0.05pt solid #000000" fo:border-right="none" fo:border-top="none" fo:border-bottom="0.05pt solid #000000"/>
    </style:style>
    <style:style style:name="Taula1.F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8" style:family="table-cell">
      <style:table-cell-properties fo:padding="0.097cm" fo:border-left="0.05pt solid #000000" fo:border-right="none" fo:border-top="none" fo:border-bottom="0.05pt solid #000000"/>
    </style:style>
    <style:style style:name="Taula1.C8" style:family="table-cell">
      <style:table-cell-properties fo:padding="0.097cm" fo:border-left="0.05pt solid #000000" fo:border-right="none" fo:border-top="none" fo:border-bottom="0.05pt solid #000000"/>
    </style:style>
    <style:style style:name="Taula1.D8" style:family="table-cell">
      <style:table-cell-properties fo:padding="0.097cm" fo:border-left="0.05pt solid #000000" fo:border-right="none" fo:border-top="none" fo:border-bottom="0.05pt solid #000000"/>
    </style:style>
    <style:style style:name="Taula1.E8" style:family="table-cell">
      <style:table-cell-properties fo:padding="0.097cm" fo:border-left="0.05pt solid #000000" fo:border-right="none" fo:border-top="none" fo:border-bottom="0.05pt solid #000000"/>
    </style:style>
    <style:style style:name="Taula1.F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9" style:family="table-cell">
      <style:table-cell-properties fo:padding="0.097cm" fo:border-left="0.05pt solid #000000" fo:border-right="none" fo:border-top="none" fo:border-bottom="0.05pt solid #000000"/>
    </style:style>
    <style:style style:name="Taula1.C9" style:family="table-cell">
      <style:table-cell-properties fo:padding="0.097cm" fo:border-left="0.05pt solid #000000" fo:border-right="none" fo:border-top="none" fo:border-bottom="0.05pt solid #000000"/>
    </style:style>
    <style:style style:name="Taula1.D9" style:family="table-cell">
      <style:table-cell-properties fo:padding="0.097cm" fo:border-left="0.05pt solid #000000" fo:border-right="none" fo:border-top="none" fo:border-bottom="0.05pt solid #000000"/>
    </style:style>
    <style:style style:name="Taula1.E9" style:family="table-cell">
      <style:table-cell-properties fo:padding="0.097cm" fo:border-left="0.05pt solid #000000" fo:border-right="none" fo:border-top="none" fo:border-bottom="0.05pt solid #000000"/>
    </style:style>
    <style:style style:name="Taula1.F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10" style:family="table-cell">
      <style:table-cell-properties fo:padding="0.097cm" fo:border-left="0.05pt solid #000000" fo:border-right="none" fo:border-top="none" fo:border-bottom="0.05pt solid #000000"/>
    </style:style>
    <style:style style:name="Taula1.C10" style:family="table-cell">
      <style:table-cell-properties fo:padding="0.097cm" fo:border-left="0.05pt solid #000000" fo:border-right="none" fo:border-top="none" fo:border-bottom="0.05pt solid #000000"/>
    </style:style>
    <style:style style:name="Taula1.D10" style:family="table-cell">
      <style:table-cell-properties fo:padding="0.097cm" fo:border-left="0.05pt solid #000000" fo:border-right="none" fo:border-top="none" fo:border-bottom="0.05pt solid #000000"/>
    </style:style>
    <style:style style:name="Taula1.E10" style:family="table-cell">
      <style:table-cell-properties fo:padding="0.097cm" fo:border-left="0.05pt solid #000000" fo:border-right="none" fo:border-top="none" fo:border-bottom="0.05pt solid #000000"/>
    </style:style>
    <style:style style:name="Taula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11" style:family="table-cell">
      <style:table-cell-properties fo:padding="0.097cm" fo:border-left="0.05pt solid #000000" fo:border-right="none" fo:border-top="none" fo:border-bottom="0.05pt solid #000000"/>
    </style:style>
    <style:style style:name="Taula1.C11" style:family="table-cell">
      <style:table-cell-properties fo:padding="0.097cm" fo:border-left="0.05pt solid #000000" fo:border-right="none" fo:border-top="none" fo:border-bottom="0.05pt solid #000000"/>
    </style:style>
    <style:style style:name="Taula1.D11" style:family="table-cell">
      <style:table-cell-properties fo:padding="0.097cm" fo:border-left="0.05pt solid #000000" fo:border-right="none" fo:border-top="none" fo:border-bottom="0.05pt solid #000000"/>
    </style:style>
    <style:style style:name="Taula1.E11" style:family="table-cell">
      <style:table-cell-properties fo:padding="0.097cm" fo:border-left="0.05pt solid #000000" fo:border-right="none" fo:border-top="none" fo:border-bottom="0.05pt solid #000000"/>
    </style:style>
    <style:style style:name="Taula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7cm" table:align="margins" style:may-break-between-rows="false"/>
    </style:style>
    <style:style style:name="Taula2.A" style:family="table-column">
      <style:table-column-properties style:column-width="5.667cm" style:rel-column-width="21845*"/>
    </style:style>
    <style:style style:name="Tau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2.C1" style:family="table-cell">
      <style:table-cell-properties fo:padding="0.097cm" fo:border="0.05pt solid #000000"/>
    </style:style>
    <style:style style:name="Taula2.A2" style:family="table-cell">
      <style:table-cell-properties fo:padding="0.097cm" fo:border-left="0.05pt solid #000000" fo:border-right="none" fo:border-top="none" fo:border-bottom="0.05pt solid #000000"/>
    </style:style>
    <style:style style:name="Tau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9pt" style:font-size-asian="9pt" style:font-size-complex="9pt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officeooo:rsid="000cfa8b" officeooo:paragraph-rsid="000cfa8b"/>
    </style:style>
    <style:style style:name="P5" style:family="paragraph" style:parent-style-name="Numbering_20_1" style:list-style-name=""/>
    <style:style style:name="P6" style:family="paragraph" style:parent-style-name="Numbering_20_1">
      <style:paragraph-properties fo:break-before="page"/>
    </style:style>
    <style:style style:name="P7" style:family="paragraph" style:parent-style-name="Numbering_20_2" style:list-style-name="Numbering_20_2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dreces IP</text:h>
      <text:list xml:id="list3601606314" text:style-name="Numbering_20_1">
        <text:list-item>
          <text:p text:style-name="Numbering_20_1">Observa les següents adreces IP i determina si són Classe A, B, C o D:</text:p>
        </text:list-item>
      </text:list>
      <text:list xml:id="list3610021535" text:style-name="Numbering_20_2">
        <text:list-item>
          <text:p text:style-name="Numbering_20_2">172.168.46.194</text:p>
        </text:list-item>
        <text:list-item>
          <text:p text:style-name="Numbering_20_2">118.57.251.26</text:p>
        </text:list-item>
        <text:list-item>
          <text:p text:style-name="Numbering_20_2">64.118.32.189</text:p>
        </text:list-item>
        <text:list-item>
          <text:p text:style-name="P7">200.52.157.156</text:p>
        </text:list-item>
        <text:list-item>
          <text:p text:style-name="P7">191.45.133.190</text:p>
        </text:list-item>
        <text:list-item>
          <text:p text:style-name="Numbering_20_2">225.117.117.89</text:p>
        </text:list-item>
        <text:list-item>
          <text:p text:style-name="P7">126.31.111.35</text:p>
        </text:list-item>
        <text:list-item>
          <text:p text:style-name="P7">192.250.16.81</text:p>
        </text:list-item>
        <text:list-item>
          <text:p text:style-name="Numbering_20_2">223.1.199.201</text:p>
        </text:list-item>
        <text:list-item>
          <text:p text:style-name="P7">145.209.40.12</text:p>
          <text:p text:style-name="P7"/>
        </text:list-item>
      </text:list>
      <text:list xml:id="list212401495406851" text:continue-list="list3601606314" text:style-name="Numbering_20_1">
        <text:list-item>
          <text:p text:style-name="Numbering_20_1">Escriu el primer octet de cada adreça IP en números binaris i després determina la seva classe a partir d'aquesta conversió:</text:p>
        </text:list-item>
      </text:list>
      <text:list xml:id="list212402888398487" text:continue-list="list3610021535" text:style-name="Numbering_20_2">
        <text:list-item text:start-value="1">
          <text:p text:style-name="Numbering_20_2">176.186.14.112</text:p>
        </text:list-item>
        <text:list-item>
          <text:p text:style-name="Numbering_20_2">197.76.210.100</text:p>
        </text:list-item>
        <text:list-item>
          <text:p text:style-name="P7">129.118.32.189</text:p>
        </text:list-item>
        <text:list-item>
          <text:p text:style-name="Numbering_20_2">113.26.172.106</text:p>
        </text:list-item>
        <text:list-item>
          <text:p text:style-name="P7">201.200.100.90</text:p>
        </text:list-item>
        <text:list-item>
          <text:p text:style-name="P7"><text:s/>47.145.148.211</text:p>
        </text:list-item>
        <text:list-item>
          <text:p text:style-name="P7">225.30.132.130</text:p>
          <text:p text:style-name="P7"/>
        </text:list-item>
      </text:list>
      <text:list xml:id="list212403030149916" text:continue-list="list212401495406851" text:style-name="Numbering_20_1">
        <text:list-item>
          <text:p text:style-name="Numbering_20_1">Identifica quines de les següents adreces són privades i quines públiques:</text:p>
        </text:list-item>
      </text:list>
      <text:list xml:id="list212402144120406" text:continue-list="list212402888398487" text:style-name="Numbering_20_2">
        <text:list-item text:start-value="1">
          <text:p text:style-name="P7">178.231.34.43</text:p>
        </text:list-item>
        <text:list-item>
          <text:p text:style-name="Numbering_20_2">10.135.214.213</text:p>
        </text:list-item>
        <text:list-item>
          <text:p text:style-name="P7">172.32.31.115</text:p>
        </text:list-item>
        <text:list-item>
          <text:p text:style-name="P7">192.168.31.200</text:p>
        </text:list-item>
        <text:list-item>
          <text:p text:style-name="P7">200.81.155.77</text:p>
        </text:list-item>
        <text:list-item>
          <text:p text:style-name="P7">172.19.111.110</text:p>
        </text:list-item>
        <text:list-item>
          <text:p text:style-name="P7">10.119.89.116</text:p>
        </text:list-item>
        <text:list-item>
          <text:p text:style-name="P7">198.162.147.16</text:p>
        </text:list-item>
        <text:list-item>
          <text:p text:style-name="P7">174.16.190.32</text:p>
        </text:list-item>
        <text:list-item>
          <text:p text:style-name="P7">172.28.101.222</text:p>
          <text:p text:style-name="P7"/>
        </text:list-item>
      </text:list>
      <text:list xml:id="list212401310489965" text:continue-list="list212403030149916" text:style-name="Numbering_20_1">
        <text:list-item>
          <text:p text:style-name="Numbering_20_1">Tenint en compte totes les restriccions (adreces reservades), usant Ipv4 i considerant només IP's públiques completa la següent taula:</text:p>
        </text:list-item>
      </text:list>
      <table:table table:name="Taula3" table:style-name="Taula3">
        <table:table-column table:style-name="Taula3.A"/>
        <table:table-column table:style-name="Taula3.B" table:number-columns-repeated="2"/>
        <table:table-column table:style-name="Taula3.D"/>
        <table:table-row>
          <table:table-cell table:style-name="Taula3.A1" office:value-type="string">
            <text:p text:style-name="Table_20_Heading">Classe</text:p>
          </table:table-cell>
          <table:table-cell table:style-name="Taula3.A1" office:value-type="string">
            <text:p text:style-name="Table_20_Heading">Núm de xarxes</text:p>
          </table:table-cell>
          <table:table-cell table:style-name="Taula3.A1" office:value-type="string">
            <text:p text:style-name="Table_20_Heading">Núm hosts/ xarxa</text:p>
          </table:table-cell>
          <table:table-cell table:style-name="Taula3.D1" office:value-type="string">
            <text:p text:style-name="Table_20_Heading">Número de hosts</text:p>
          </table:table-cell>
        </table:table-row>
        <table:table-row>
          <table:table-cell table:style-name="Taula3.A2" office:value-type="string">
            <text:p text:style-name="P2">A</text:p>
          </table:table-cell>
          <table:table-cell table:style-name="Taula3.A2" office:value-type="string">
            <text:p text:style-name="P3"/>
          </table:table-cell>
          <table:table-cell table:style-name="Taula3.A2" office:value-type="string">
            <text:p text:style-name="P3"/>
          </table:table-cell>
          <table:table-cell table:style-name="Taula3.D2" office:value-type="string">
            <text:p text:style-name="P3"/>
          </table:table-cell>
        </table:table-row>
        <table:table-row>
          <table:table-cell table:style-name="Taula3.A2" office:value-type="string">
            <text:p text:style-name="P2">B</text:p>
          </table:table-cell>
          <table:table-cell table:style-name="Taula3.A2" office:value-type="string">
            <text:p text:style-name="P3"/>
          </table:table-cell>
          <table:table-cell table:style-name="Taula3.A2" office:value-type="string">
            <text:p text:style-name="P3"/>
          </table:table-cell>
          <table:table-cell table:style-name="Taula3.D2" office:value-type="string">
            <text:p text:style-name="P3"/>
          </table:table-cell>
        </table:table-row>
        <table:table-row>
          <table:table-cell table:style-name="Taula3.A2" office:value-type="string">
            <text:p text:style-name="P2">C</text:p>
          </table:table-cell>
          <table:table-cell table:style-name="Taula3.A2" office:value-type="string">
            <text:p text:style-name="P3"/>
          </table:table-cell>
          <table:table-cell table:style-name="Taula3.A2" office:value-type="string">
            <text:p text:style-name="P3"/>
          </table:table-cell>
          <table:table-cell table:style-name="Taula3.D2" office:value-type="string">
            <text:p text:style-name="P3"/>
          </table:table-cell>
        </table:table-row>
        <table:table-row>
          <table:table-cell table:style-name="Taula3.A5" office:value-type="string">
            <text:p text:style-name="Table_20_Contents"/>
          </table:table-cell>
          <table:table-cell table:style-name="Taula3.A5" office:value-type="string">
            <text:p text:style-name="Table_20_Contents"/>
          </table:table-cell>
          <table:table-cell table:style-name="Taula3.A2" office:value-type="string">
            <text:p text:style-name="P4">Total:</text:p>
          </table:table-cell>
          <table:table-cell table:style-name="Taula3.D2" office:value-type="string">
            <text:p text:style-name="P3"/>
          </table:table-cell>
        </table:table-row>
      </table:table>
      <text:p text:style-name="P5"/>
      <text:list xml:id="list212402275915544" text:continue-numbering="true" text:style-name="Numbering_20_1">
        <text:list-item>
          <text:p text:style-name="P6">Completa el següent quadre:</text:p>
        </text:list-item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>
          <table:table-cell table:style-name="Taula1.A1" office:value-type="string">
            <text:p text:style-name="Table_20_Heading">IP del Host</text:p>
          </table:table-cell>
          <table:table-cell table:style-name="Taula1.A1" office:value-type="string">
            <text:p text:style-name="Table_20_Heading">Classe</text:p>
          </table:table-cell>
          <table:table-cell table:style-name="Taula1.A1" office:value-type="string">
            <text:p text:style-name="Table_20_Heading">Pública/Privada</text:p>
          </table:table-cell>
          <table:table-cell table:style-name="Taula1.A1" office:value-type="string">
            <text:p text:style-name="Table_20_Heading">Adreça de xarxa</text:p>
          </table:table-cell>
          <table:table-cell table:style-name="Taula1.A1" office:value-type="string">
            <text:p text:style-name="Table_20_Heading">Adreça de broadcast</text:p>
          </table:table-cell>
          <table:table-cell table:style-name="Taula1.F1" office:value-type="string">
            <text:p text:style-name="Table_20_Heading">Màscara de subxarxa</text:p>
          </table:table-cell>
        </table:table-row>
        <table:table-row table:style-name="Taula1.2">
          <table:table-cell table:style-name="Taula1.A2" office:value-type="string">
            <text:p text:style-name="Table_20_Contents">216.14.55.137</text:p>
          </table:table-cell>
          <table:table-cell table:style-name="Taula1.B11" office:value-type="string">
            <text:p text:style-name="Table_20_Contents"/>
          </table:table-cell>
          <table:table-cell table:style-name="Taula1.C11" office:value-type="string">
            <text:p text:style-name="Table_20_Contents"/>
          </table:table-cell>
          <table:table-cell table:style-name="Taula1.D11" office:value-type="string">
            <text:p text:style-name="Table_20_Contents"/>
          </table:table-cell>
          <table:table-cell table:style-name="Taula1.E11" office:value-type="string">
            <text:p text:style-name="Table_20_Contents"/>
          </table:table-cell>
          <table:table-cell table:style-name="Taula1.F11" office:value-type="string">
            <text:p text:style-name="Table_20_Contents"/>
          </table:table-cell>
        </table:table-row>
        <table:table-row table:style-name="Taula1.2">
          <table:table-cell table:style-name="Taula1.A2" office:value-type="string">
            <text:p text:style-name="Table_20_Contents">123.1.1.15</text:p>
          </table:table-cell>
          <table:table-cell table:style-name="Taula1.B11" office:value-type="string">
            <text:p text:style-name="Table_20_Contents"/>
          </table:table-cell>
          <table:table-cell table:style-name="Taula1.C11" office:value-type="string">
            <text:p text:style-name="Table_20_Contents"/>
          </table:table-cell>
          <table:table-cell table:style-name="Taula1.D11" office:value-type="string">
            <text:p text:style-name="Table_20_Contents"/>
          </table:table-cell>
          <table:table-cell table:style-name="Taula1.E11" office:value-type="string">
            <text:p text:style-name="Table_20_Contents"/>
          </table:table-cell>
          <table:table-cell table:style-name="Taula1.F11" office:value-type="string">
            <text:p text:style-name="Table_20_Contents"/>
          </table:table-cell>
        </table:table-row>
        <table:table-row table:style-name="Taula1.2">
          <table:table-cell table:style-name="Taula1.A2" office:value-type="string">
            <text:p text:style-name="Table_20_Contents">150.127.221.244</text:p>
          </table:table-cell>
          <table:table-cell table:style-name="Taula1.B11" office:value-type="string">
            <text:p text:style-name="Table_20_Contents"/>
          </table:table-cell>
          <table:table-cell table:style-name="Taula1.C11" office:value-type="string">
            <text:p text:style-name="Table_20_Contents"/>
          </table:table-cell>
          <table:table-cell table:style-name="Taula1.D11" office:value-type="string">
            <text:p text:style-name="Table_20_Contents"/>
          </table:table-cell>
          <table:table-cell table:style-name="Taula1.E11" office:value-type="string">
            <text:p text:style-name="Table_20_Contents"/>
          </table:table-cell>
          <table:table-cell table:style-name="Taula1.F11" office:value-type="string">
            <text:p text:style-name="Table_20_Contents"/>
          </table:table-cell>
        </table:table-row>
        <table:table-row table:style-name="Taula1.2">
          <table:table-cell table:style-name="Taula1.A2" office:value-type="string">
            <text:p text:style-name="Table_20_Contents">194.125.35.199</text:p>
          </table:table-cell>
          <table:table-cell table:style-name="Taula1.B11" office:value-type="string">
            <text:p text:style-name="Table_20_Contents"/>
          </table:table-cell>
          <table:table-cell table:style-name="Taula1.C11" office:value-type="string">
            <text:p text:style-name="Table_20_Contents"/>
          </table:table-cell>
          <table:table-cell table:style-name="Taula1.D11" office:value-type="string">
            <text:p text:style-name="Table_20_Contents"/>
          </table:table-cell>
          <table:table-cell table:style-name="Taula1.E11" office:value-type="string">
            <text:p text:style-name="Table_20_Contents"/>
          </table:table-cell>
          <table:table-cell table:style-name="Taula1.F11" office:value-type="string">
            <text:p text:style-name="Table_20_Contents"/>
          </table:table-cell>
        </table:table-row>
        <table:table-row table:style-name="Taula1.2">
          <table:table-cell table:style-name="Taula1.A2" office:value-type="string">
            <text:p text:style-name="Table_20_Contents">172.20.239.244</text:p>
          </table:table-cell>
          <table:table-cell table:style-name="Taula1.B11" office:value-type="string">
            <text:p text:style-name="Table_20_Contents"/>
          </table:table-cell>
          <table:table-cell table:style-name="Taula1.C11" office:value-type="string">
            <text:p text:style-name="Table_20_Contents"/>
          </table:table-cell>
          <table:table-cell table:style-name="Taula1.D11" office:value-type="string">
            <text:p text:style-name="Table_20_Contents"/>
          </table:table-cell>
          <table:table-cell table:style-name="Taula1.E11" office:value-type="string">
            <text:p text:style-name="Table_20_Contents"/>
          </table:table-cell>
          <table:table-cell table:style-name="Taula1.F11" office:value-type="string">
            <text:p text:style-name="Table_20_Contents"/>
          </table:table-cell>
        </table:table-row>
        <table:table-row table:style-name="Taula1.2">
          <table:table-cell table:style-name="Taula1.A2" office:value-type="string">
            <text:p text:style-name="Table_20_Contents">169.5.10.10</text:p>
          </table:table-cell>
          <table:table-cell table:style-name="Taula1.B11" office:value-type="string">
            <text:p text:style-name="Table_20_Contents"/>
          </table:table-cell>
          <table:table-cell table:style-name="Taula1.C11" office:value-type="string">
            <text:p text:style-name="Table_20_Contents"/>
          </table:table-cell>
          <table:table-cell table:style-name="Taula1.D11" office:value-type="string">
            <text:p text:style-name="Table_20_Contents"/>
          </table:table-cell>
          <table:table-cell table:style-name="Taula1.E11" office:value-type="string">
            <text:p text:style-name="Table_20_Contents"/>
          </table:table-cell>
          <table:table-cell table:style-name="Taula1.F11" office:value-type="string">
            <text:p text:style-name="Table_20_Contents"/>
          </table:table-cell>
        </table:table-row>
        <table:table-row table:style-name="Taula1.2">
          <table:table-cell table:style-name="Taula1.A2" office:value-type="string">
            <text:p text:style-name="Table_20_Contents">10.0.0.123</text:p>
          </table:table-cell>
          <table:table-cell table:style-name="Taula1.B11" office:value-type="string">
            <text:p text:style-name="Table_20_Contents"/>
          </table:table-cell>
          <table:table-cell table:style-name="Taula1.C11" office:value-type="string">
            <text:p text:style-name="Table_20_Contents"/>
          </table:table-cell>
          <table:table-cell table:style-name="Taula1.D11" office:value-type="string">
            <text:p text:style-name="Table_20_Contents"/>
          </table:table-cell>
          <table:table-cell table:style-name="Taula1.E11" office:value-type="string">
            <text:p text:style-name="Table_20_Contents"/>
          </table:table-cell>
          <table:table-cell table:style-name="Taula1.F11" office:value-type="string">
            <text:p text:style-name="Table_20_Contents"/>
          </table:table-cell>
        </table:table-row>
        <table:table-row table:style-name="Taula1.2">
          <table:table-cell table:style-name="Taula1.A2" office:value-type="string">
            <text:p text:style-name="Table_20_Contents">192.168.167.175</text:p>
          </table:table-cell>
          <table:table-cell table:style-name="Taula1.B11" office:value-type="string">
            <text:p text:style-name="Table_20_Contents"/>
          </table:table-cell>
          <table:table-cell table:style-name="Taula1.C11" office:value-type="string">
            <text:p text:style-name="Table_20_Contents"/>
          </table:table-cell>
          <table:table-cell table:style-name="Taula1.D11" office:value-type="string">
            <text:p text:style-name="Table_20_Contents"/>
          </table:table-cell>
          <table:table-cell table:style-name="Taula1.E11" office:value-type="string">
            <text:p text:style-name="Table_20_Contents"/>
          </table:table-cell>
          <table:table-cell table:style-name="Taula1.F11" office:value-type="string">
            <text:p text:style-name="Table_20_Contents"/>
          </table:table-cell>
        </table:table-row>
        <table:table-row table:style-name="Taula1.2">
          <table:table-cell table:style-name="Taula1.A2" office:value-type="string">
            <text:p text:style-name="Table_20_Contents">201.201.202.202</text:p>
          </table:table-cell>
          <table:table-cell table:style-name="Taula1.B11" office:value-type="string">
            <text:p text:style-name="Table_20_Contents"/>
          </table:table-cell>
          <table:table-cell table:style-name="Taula1.C11" office:value-type="string">
            <text:p text:style-name="Table_20_Contents"/>
          </table:table-cell>
          <table:table-cell table:style-name="Taula1.D11" office:value-type="string">
            <text:p text:style-name="Table_20_Contents"/>
          </table:table-cell>
          <table:table-cell table:style-name="Taula1.E11" office:value-type="string">
            <text:p text:style-name="Table_20_Contents"/>
          </table:table-cell>
          <table:table-cell table:style-name="Taula1.F11" office:value-type="string">
            <text:p text:style-name="Table_20_Contents"/>
          </table:table-cell>
        </table:table-row>
        <table:table-row table:style-name="Taula1.2">
          <table:table-cell table:style-name="Taula1.A2" office:value-type="string">
            <text:p text:style-name="Table_20_Contents">172.11.189.15</text:p>
          </table:table-cell>
          <table:table-cell table:style-name="Taula1.B11" office:value-type="string">
            <text:p text:style-name="Table_20_Contents"/>
          </table:table-cell>
          <table:table-cell table:style-name="Taula1.C11" office:value-type="string">
            <text:p text:style-name="Table_20_Contents"/>
          </table:table-cell>
          <table:table-cell table:style-name="Taula1.D11" office:value-type="string">
            <text:p text:style-name="Table_20_Contents"/>
          </table:table-cell>
          <table:table-cell table:style-name="Taula1.E11" office:value-type="string">
            <text:p text:style-name="Table_20_Contents"/>
          </table:table-cell>
          <table:table-cell table:style-name="Taula1.F11" office:value-type="string">
            <text:p text:style-name="Table_20_Contents"/>
          </table:table-cell>
        </table:table-row>
      </table:table>
      <text:list xml:id="list212401789622323" text:continue-numbering="true" text:style-name="Numbering_20_1">
        <text:list-item>
          <text:p text:style-name="Numbering_20_1">De les següents adreces IP identifica quines són vàlides per a una xarxa privada:</text:p>
        </text:list-item>
      </text:list>
      <table:table table:name="Taula2" table:style-name="Taula2">
        <table:table-column table:style-name="Taula2.A" table:number-columns-repeated="3"/>
        <table:table-row>
          <table:table-cell table:style-name="Taula2.A1" office:value-type="string">
            <text:p text:style-name="Table_20_Heading">IP del Host</text:p>
          </table:table-cell>
          <table:table-cell table:style-name="Taula2.A1" office:value-type="string">
            <text:p text:style-name="Table_20_Heading">Adreça vàlida? (Sí/No)</text:p>
          </table:table-cell>
          <table:table-cell table:style-name="Taula2.C1" office:value-type="string">
            <text:p text:style-name="Table_20_Heading">Per què sí o per què no?</text:p>
          </table:table-cell>
        </table:table-row>
        <table:table-row>
          <table:table-cell table:style-name="Taula2.A2" office:value-type="string">
            <text:p text:style-name="Table_20_Contents">150.100.255.255</text:p>
          </table:table-cell>
          <table:table-cell table:style-name="Taula2.A2" office:value-type="string">
            <text:p text:style-name="Table_20_Contents"/>
          </table:table-cell>
          <table:table-cell table:style-name="Taula2.C2" office:value-type="string">
            <text:p text:style-name="Table_20_Contents"/>
          </table:table-cell>
        </table:table-row>
        <table:table-row>
          <table:table-cell table:style-name="Taula2.A2" office:value-type="string">
            <text:p text:style-name="Table_20_Contents">175.100.255.18</text:p>
          </table:table-cell>
          <table:table-cell table:style-name="Taula2.A2" office:value-type="string">
            <text:p text:style-name="Table_20_Contents"/>
          </table:table-cell>
          <table:table-cell table:style-name="Taula2.C2" office:value-type="string">
            <text:p text:style-name="Table_20_Contents"/>
          </table:table-cell>
        </table:table-row>
        <table:table-row>
          <table:table-cell table:style-name="Taula2.A2" office:value-type="string">
            <text:p text:style-name="Table_20_Contents">195.234.253.0</text:p>
          </table:table-cell>
          <table:table-cell table:style-name="Taula2.A2" office:value-type="string">
            <text:p text:style-name="Table_20_Contents"/>
          </table:table-cell>
          <table:table-cell table:style-name="Taula2.C2" office:value-type="string">
            <text:p text:style-name="Table_20_Contents"/>
          </table:table-cell>
        </table:table-row>
        <table:table-row>
          <table:table-cell table:style-name="Taula2.A2" office:value-type="string">
            <text:p text:style-name="Table_20_Contents">100.0.0.23</text:p>
          </table:table-cell>
          <table:table-cell table:style-name="Taula2.A2" office:value-type="string">
            <text:p text:style-name="Table_20_Contents"/>
          </table:table-cell>
          <table:table-cell table:style-name="Taula2.C2" office:value-type="string">
            <text:p text:style-name="Table_20_Contents"/>
          </table:table-cell>
        </table:table-row>
        <table:table-row>
          <table:table-cell table:style-name="Taula2.A2" office:value-type="string">
            <text:p text:style-name="Table_20_Contents">188.258.221.176</text:p>
          </table:table-cell>
          <table:table-cell table:style-name="Taula2.A2" office:value-type="string">
            <text:p text:style-name="Table_20_Contents"/>
          </table:table-cell>
          <table:table-cell table:style-name="Taula2.C2" office:value-type="string">
            <text:p text:style-name="Table_20_Contents"/>
          </table:table-cell>
        </table:table-row>
        <table:table-row>
          <table:table-cell table:style-name="Taula2.A2" office:value-type="string">
            <text:p text:style-name="Table_20_Contents">127.34.25.189</text:p>
          </table:table-cell>
          <table:table-cell table:style-name="Taula2.A2" office:value-type="string">
            <text:p text:style-name="Table_20_Contents"/>
          </table:table-cell>
          <table:table-cell table:style-name="Taula2.C2" office:value-type="string">
            <text:p text:style-name="Table_20_Contents"/>
          </table:table-cell>
        </table:table-row>
        <table:table-row>
          <table:table-cell table:style-name="Taula2.A2" office:value-type="string">
            <text:p text:style-name="Table_20_Contents">224.156.217.73</text:p>
          </table:table-cell>
          <table:table-cell table:style-name="Taula2.A2" office:value-type="string">
            <text:p text:style-name="Table_20_Contents"/>
          </table:table-cell>
          <table:table-cell table:style-name="Taula2.C2" office:value-type="string">
            <text:p text:style-name="Table_20_Contents"/>
          </table:table-cell>
        </table:table-row>
      </table:table>
      <text:list xml:id="list212401106966058" text:continue-numbering="true" text:style-name="Numbering_20_1">
        <text:list-item>
          <text:p text:style-name="Numbering_20_1">Escriu les comandes necessàries per tal que:</text:p>
        </text:list-item>
      </text:list>
      <text:list xml:id="list212401374382236" text:continue-list="list212402144120406" text:style-name="Numbering_20_2">
        <text:list-item text:start-value="1">
          <text:p text:style-name="Numbering_20_2">la nostre interfície de xarxa tingui una ip de classe B privada</text:p>
        </text:list-item>
        <text:list-item>
          <text:p text:style-name="Numbering_20_2">se'ns atorgui una ip dinàmicament per dhcp</text:p>
        </text:list-item>
        <text:list-item>
          <text:p text:style-name="Numbering_20_2">veure tota la informació de la nostra interfície de xarx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StarSymbol1" svg:font-family="StarSymbol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Condensed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ans" fo:font-size="12pt" fo:language="ca" fo:country="ES" style:letter-kerning="true" style:font-name-asian="DejaVu Sans3" style:font-size-asian="12pt" style:language-asian="zxx" style:country-asian="none" style:font-name-complex="DejaVu Sans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ca" fo:country="ES" style:letter-kerning="true" style:font-name-asian="DejaVu Sans3" style:font-size-asian="12pt" style:language-asian="zxx" style:country-asian="none" style:font-name-complex="DejaVu Sans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.5pt" style:font-size-asian="10.5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1" fo:font-family="'DejaVu Sans'" style:font-family-generic="swiss" style:font-pitch="variable" fo:font-size="14pt" style:font-name-asian="DejaVu Sans3" style:font-family-asian="'DejaVu Sans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list-style-name="Numbering_20_1" style:class="list">
      <style:paragraph-properties fo:margin-left="0.499cm" fo:margin-right="0cm" fo:margin-top="0.4cm" fo:margin-bottom="0.21cm" loext:contextual-spacing="false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.64cm" fo:margin-right="0cm" fo:margin-top="0cm" fo:margin-bottom="0cm" loext:contextual-spacing="false" fo:text-indent="0cm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1cm" fo:margin-right="0cm" fo:margin-top="0cm" fo:margin-bottom="0cm" loext:contextual-spacing="false" fo:text-indent="0cm" style:auto-text-indent="false">
        <style:tab-stops/>
      </style:paragraph-properties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parent-style-name="List" style:list-style-name="Numbering_20_3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list-style-name="Numbering_20_4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list-style-name="Numbering_20_5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1cm" fo:margin-right="0cm" fo:margin-top="0cm" fo:margin-bottom="0.212cm" loext:contextual-spacing="false" fo:text-indent="0cm" style:auto-text-indent="false"/>
    </style:style>
    <style:style style:name="List_20_3" style:display-name="List 3" style:family="paragraph" style:parent-style-name="List" style:list-style-name="List_20_3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list-style-name="List_20_4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margin-top="0cm" fo:margin-bottom="0cm" loext:contextual-spacing="false" fo:background-color="transparent" fo:padding="0.199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paragraph-properties fo:margin-left="1cm" fo:margin-right="1cm" fo:text-align="justify" style:justify-single-word="false" fo:text-indent="0cm" style:auto-text-indent="false"/>
      <style:text-properties style:font-name="Bitstream Vera Serif" fo:font-family="'Bitstream Vera Serif'" style:font-style-name="Negreta" style:font-family-generic="roman" style:font-pitch="variable" fo:font-size="9pt" fo:font-style="normal" fo:font-weight="normal" style:font-weight-asian="normal" style:font-weight-complex="normal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_5b_exercicis_5d__20_text" style:display-name="[exercicis] text" style:family="paragraph" style:class="text">
      <style:text-properties style:font-name="Arial1" fo:font-family="Arial" style:font-style-name="Normal" style:font-family-generic="swiss" style:font-pitch="variable" fo:font-size="10.5pt"/>
    </style:style>
    <style:style style:name="_5b_exercicis_5d__20_Item" style:display-name="[exercicis] Item" style:family="paragraph" style:parent-style-name="_5b_exercicis_5d__20_text" style:list-style-name="_5b_exercicis_5d__20_Numeració" style:class="text">
      <style:paragraph-properties fo:margin-top="0.508cm" fo:margin-bottom="0.152cm" loext:contextual-spacing="false"/>
      <style:text-properties style:font-name="Arial1" fo:font-family="Arial" style:font-style-name="Normal" style:font-family-generic="swiss" style:font-pitch="variable" fo:font-size="10.5pt"/>
    </style:style>
    <style:style style:name="_5b_exercicis_5d__20_Subitem" style:display-name="[exercicis] Subitem" style:family="paragraph" style:parent-style-name="_5b_exercicis_5d__20_Item">
      <style:paragraph-properties fo:margin-top="0.152cm" fo:margin-bottom="0.152cm" loext:contextual-spacing="false"/>
    </style:style>
    <style:style style:name="_5b_exercicis_5d__20_Titol" style:display-name="[exercicis] Titol" style:family="paragraph" style:parent-style-name="_5b_exercicis_5d__20_text" style:next-style-name="_5b_exercicis_5d__20_Item">
      <style:paragraph-properties fo:margin-top="0.499cm" fo:margin-bottom="0.499cm" loext:contextual-spacing="false"/>
      <style:text-properties fo:font-size="16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1pt" fo:font-weight="bold" style:font-weight-asian="bold" style:font-weight-complex="bold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/>
        <style:text-properties style:font-name="StarSymbol"/>
      </text:list-level-style-bullet>
      <text:list-level-style-bullet text:level="2" text:style-name="Bullet_20_Symbols" text:bullet-char="⁰">
        <style:list-level-properties text:space-before="0.401cm" text:min-label-width="0.4cm"/>
        <style:text-properties style:font-name="DejaVu Sans2"/>
      </text:list-level-style-bullet>
      <text:list-level-style-bullet text:level="3" text:style-name="Bullet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Bullet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Bullet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Bullet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Bullet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Bullet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Bullet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Bullet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3cm"/>
        <style:text-properties style:font-name="StarSymbol"/>
      </text:list-level-style-bullet>
      <text:list-level-style-bullet text:level="2" text:style-name="Bullet_20_Symbols" text:bullet-char="">
        <style:list-level-properties/>
        <style:text-properties style:font-name="StarSymbol"/>
      </text:list-level-style-bullet>
      <text:list-level-style-bullet text:level="3" text:style-name="Bullet_20_Symbols" text:bullet-char="">
        <style:list-level-properties text:space-before="0.6cm" text:min-label-width="0.3cm"/>
        <style:text-properties style:font-name="StarSymbol"/>
      </text:list-level-style-bullet>
      <text:list-level-style-bullet text:level="4" text:style-name="Bullet_20_Symbols" text:bullet-char="">
        <style:list-level-properties text:space-before="0.899cm" text:min-label-width="0.3cm"/>
        <style:text-properties style:font-name="StarSymbol"/>
      </text:list-level-style-bullet>
      <text:list-level-style-bullet text:level="5" text:style-name="Bullet_20_Symbols" text:bullet-char="">
        <style:list-level-properties text:space-before="1.199cm" text:min-label-width="0.3cm"/>
        <style:text-properties style:font-name="StarSymbol"/>
      </text:list-level-style-bullet>
      <text:list-level-style-bullet text:level="6" text:style-name="Bullet_20_Symbols" text:bullet-char="">
        <style:list-level-properties text:space-before="1.499cm" text:min-label-width="0.3cm"/>
        <style:text-properties style:font-name="StarSymbol"/>
      </text:list-level-style-bullet>
      <text:list-level-style-bullet text:level="7" text:style-name="Bullet_20_Symbols" text:bullet-char="">
        <style:list-level-properties text:space-before="1.801cm" text:min-label-width="0.3cm"/>
        <style:text-properties style:font-name="StarSymbol"/>
      </text:list-level-style-bullet>
      <text:list-level-style-bullet text:level="8" text:style-name="Bullet_20_Symbols" text:bullet-char="">
        <style:list-level-properties text:space-before="2.101cm" text:min-label-width="0.3cm"/>
        <style:text-properties style:font-name="StarSymbol"/>
      </text:list-level-style-bullet>
      <text:list-level-style-bullet text:level="9" text:style-name="Bullet_20_Symbols" text:bullet-char="">
        <style:list-level-properties text:space-before="2.401cm" text:min-label-width="0.3cm"/>
        <style:text-properties style:font-name="StarSymbol"/>
      </text:list-level-style-bullet>
      <text:list-level-style-bullet text:level="10" text:style-name="Bullet_20_Symbols" text:bullet-char="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2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3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4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5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6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7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8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9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10" text:style-name="Bullet_20_Symbols" text:bullet-char="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number text:level="3" text:style-name="Numbering_20_Symbols" style:num-suffix="." style:num-format="1">
        <style:list-level-properties text:space-before="1cm" text:min-label-width="0.499cm" text:min-label-distance="0.101cm"/>
      </text:list-level-style-number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Numbering_20_2" style:display-name="Numbering 2">
      <text:list-level-style-number text:level="1" text:style-name="Numbering_20_Symbols" style:num-suffix="." style:num-format="a">
        <style:list-level-properties text:min-label-distance="0.199cm"/>
      </text:list-level-style-number>
      <text:list-level-style-number text:level="2" text:style-name="Numbering_20_Symbols" style:num-suffix="." style:num-format="a" text:start-value="2">
        <style:list-level-properties text:space-before="0.499cm" text:min-label-distance="0.199cm"/>
      </text:list-level-style-number>
      <text:list-level-style-number text:level="3" text:style-name="Numbering_20_Symbols" style:num-suffix="." style:num-format="a" text:start-value="3">
        <style:list-level-properties text:space-before="0.998cm"/>
      </text:list-level-style-number>
      <text:list-level-style-number text:level="4" text:style-name="Numbering_20_Symbols" style:num-suffix="." style:num-format="a" text:start-value="4">
        <style:list-level-properties text:space-before="1.998cm"/>
      </text:list-level-style-number>
      <text:list-level-style-number text:level="5" text:style-name="Numbering_20_Symbols" style:num-suffix="." style:num-format="a" text:start-value="5">
        <style:list-level-properties text:space-before="3.249cm"/>
      </text:list-level-style-number>
      <text:list-level-style-number text:level="6" text:style-name="Numbering_20_Symbols" style:num-suffix="." style:num-format="a" text:start-value="6">
        <style:list-level-properties text:space-before="4.748cm"/>
      </text:list-level-style-number>
      <text:list-level-style-number text:level="7" text:style-name="Numbering_20_Symbols" style:num-suffix="." style:num-format="a" text:start-value="7">
        <style:list-level-properties text:space-before="6.549cm"/>
      </text:list-level-style-number>
      <text:list-level-style-number text:level="8" text:style-name="Numbering_20_Symbols" style:num-suffix="." style:num-format="a" text:start-value="8">
        <style:list-level-properties text:space-before="8.849cm"/>
      </text:list-level-style-number>
      <text:list-level-style-number text:level="9" text:style-name="Numbering_20_Symbols" style:num-suffix="." style:num-format="a" text:start-value="9">
        <style:list-level-properties text:space-before="11.449cm"/>
      </text:list-level-style-number>
      <text:list-level-style-number text:level="10" text:style-name="Numbering_20_Symbols" style:num-suffix="." style:num-format="a" text:start-value="10">
        <style:list-level-properties text:space-before="14.25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1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1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1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1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1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1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1"/>
      </text:list-level-style-bullet>
    </text:list-style>
    <text:list-style style:name="_5b_exercicis_5d__20_Numeració" style:display-name="[exercicis] Numeració">
      <text:list-level-style-number text:level="1" style:num-suffix="." style:num-format="1">
        <style:list-level-properties text:min-label-width="0.64cm"/>
      </text:list-level-style-number>
      <text:list-level-style-number text:level="2" text:style-name="Numbering_20_Symbols" style:num-suffix="." style:num-format="a">
        <style:list-level-properties text:space-before="0.64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ext-input text:description="tipusCicle">CFGS</text:text-input><text:s/><text:text-input text:description="Cicle">DAM</text:text-input><text:s/>- <text:text-input text:description="Crèdit">M01</text:text-input><text:tab/><text:tab/><text:text-input text:description="UD">UF2</text:text-input>: Activitat <text:text-input text:description="numActivitat">7</text:text-inpu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ramirez</meta:initial-creator>
    <meta:creation-date>2007-11-16T13:09:34</meta:creation-date>
    <dc:date>2020-05-19T21:24:00.825934170</dc:date>
    <meta:editing-cycles>29</meta:editing-cycles>
    <meta:editing-duration>PT2H44M56S</meta:editing-duration>
    <meta:document-statistic meta:table-count="3" meta:image-count="0" meta:object-count="0" meta:page-count="2" meta:paragraph-count="73" meta:word-count="262" meta:character-count="1635" meta:non-whitespace-character-count="1492"/>
    <meta:user-defined meta:name="Info 1"/>
    <meta:user-defined meta:name="Info 2"/>
    <meta:user-defined meta:name="Info 3"/>
    <meta:user-defined meta:name="Info 4"/>
  </office:meta>
</office:document-meta>
</file>